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variant="normal" fo:text-transform="none" fo:color="#000000" loext:opacity="100%" style:font-name="inherit" fo:font-size="16pt" fo:letter-spacing="normal" fo:font-style="normal" fo:font-weight="bold" officeooo:rsid="000a2cbc" officeooo:paragraph-rsid="000a2cbc" style:font-size-asian="16pt" style:font-size-complex="16pt" loext:padding="0cm" loext:border="none"/>
    </style:style>
    <style:style style:name="P2" style:family="paragraph" style:parent-style-name="Heading_20_3">
      <style:text-properties fo:font-variant="normal" fo:text-transform="none" fo:color="#000000" loext:opacity="100%" style:font-name="inherit" fo:font-size="12pt" fo:letter-spacing="normal" fo:font-style="normal" fo:font-weight="bold" officeooo:rsid="000a2cbc" officeooo:paragraph-rsid="000a2cbc" loext:padding="0cm" loext:border="none"/>
    </style:style>
    <style:style style:name="P3" style:family="paragraph" style:parent-style-name="Text_20_body">
      <style:text-properties fo:font-variant="normal" fo:text-transform="none" fo:color="#000000" loext:opacity="100%" style:font-name="inherit" fo:font-size="12pt" fo:letter-spacing="normal" fo:font-style="normal" fo:font-weight="bold" officeooo:rsid="000a2cbc" officeooo:paragraph-rsid="000a2cbc" loext:padding="0cm" loext:border="none"/>
    </style:style>
    <style:style style:name="P4" style:family="paragraph" style:parent-style-name="Heading_20_3">
      <style:text-properties fo:font-variant="normal" fo:text-transform="none" style:font-name="inherit" fo:font-size="12pt" fo:letter-spacing="normal" fo:font-style="normal" fo:font-weight="normal" loext:padding="0cm" loext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style:font-name="inherit" fo:font-size="12pt" loext:padding="0cm" loext:border="none"/>
    </style:style>
    <style:style style:name="P6" style:family="paragraph" style:parent-style-name="Heading_20_3" style:list-style-name="L1">
      <style:paragraph-properties fo:margin-left="0cm" fo:margin-right="0cm" fo:margin-top="0cm" fo:margin-bottom="0cm" style:contextual-spacing="false" fo:line-height="137%" fo:orphans="0" fo:widows="2" fo:text-indent="0cm" style:auto-text-indent="false" fo:padding="0cm" fo:border="none"/>
      <style:text-properties fo:font-variant="normal" fo:text-transform="none" style:font-name="inherit" fo:font-size="12pt" fo:letter-spacing="normal" fo:font-style="normal" fo:font-weight="normal" loext:padding="0cm" loext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style:font-name="inherit" loext:padding="0cm" loext:border="non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style:font-name="inherit" fo:font-size="12pt" fo:font-weight="bold" loext:padding="0cm" loext:border="none"/>
    </style:style>
    <style:style style:name="P9" style:family="paragraph" style:parent-style-name="Heading_20_3" style:list-style-name="L1">
      <style:paragraph-properties fo:margin-left="0cm" fo:margin-right="0cm" fo:margin-top="0cm" fo:margin-bottom="0cm" style:contextual-spacing="false" fo:line-height="137%" fo:orphans="0" fo:widows="2" fo:text-indent="0cm" style:auto-text-indent="false" fo:padding="0cm" fo:border="none"/>
      <style:text-properties fo:font-variant="normal" fo:text-transform="none" style:font-name="inherit" fo:font-size="12pt" fo:letter-spacing="normal" fo:font-style="normal" fo:font-weight="normal" officeooo:paragraph-rsid="000c532c" loext:padding="0cm" loext:border="none"/>
    </style:style>
    <style:style style:name="P10" style:family="paragraph" style:parent-style-name="Heading_20_3" style:list-style-name="L2">
      <style:paragraph-properties fo:margin-left="0cm" fo:margin-right="0cm" fo:margin-top="0cm" fo:margin-bottom="0cm" style:contextual-spacing="false" fo:line-height="137%" fo:orphans="0" fo:widows="2" fo:text-indent="0cm" style:auto-text-indent="false" fo:padding="0cm" fo:border="none"/>
      <style:text-properties fo:font-variant="normal" fo:text-transform="none" style:font-name="inherit" fo:font-size="12pt" fo:letter-spacing="normal" fo:font-style="normal" fo:font-weight="normal" officeooo:paragraph-rsid="000c532c" loext:padding="0cm" loext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style:font-name="inherit" fo:font-size="12pt" loext:padding="0cm" loext:border="none"/>
    </style:style>
    <style:style style:name="T1" style:family="text">
      <style:text-properties fo:color="#e91e63" loext:opacity="100%" fo:font-weight="bold"/>
    </style:style>
    <style:style style:name="T2" style:family="text">
      <style:text-properties fo:font-size="9pt" fo:font-weight="bold"/>
    </style:style>
    <style:style style:name="T3" style:family="text">
      <style:text-properties fo:color="#3498db" loext:opacity="100%" fo:font-weight="bold"/>
    </style:style>
    <style:style style:name="T4" style:family="text">
      <style:text-properties fo:color="#e67e22" loext:opacity="100%" fo:font-weight="bold"/>
    </style:style>
    <style:style style:name="T5" style:family="text">
      <style:text-properties fo:font-size="12pt"/>
    </style:style>
    <style:style style:name="T6" style:family="text">
      <style:text-properties fo:color="#3498db" loext:opacity="100%" fo:font-family="Sinistre, 'gg sans', Arial, sans-serif" fo:font-weight="bold"/>
    </style:style>
    <style:style style:name="T7" style:family="text">
      <style:text-properties fo:font-size="12pt" fo:font-weight="bold"/>
    </style:style>
    <style:style style:name="T8" style:family="text">
      <style:text-properties fo:font-size="9pt" fo:font-weight="bold" officeooo:rsid="000c532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Documentação Daily meetings</text:h>
      <text:h text:style-name="P2" text:outline-level="3"/>
      <text:h text:style-name="P2" text:outline-level="3">Predo: Pedro Lucas da Silva Soares</text:h>
      <text:p text:style-name="P3">HiroMind 2: João Pedro Godinho de Carvalho Ribeiro</text:p>
      <text:p text:style-name="P3">ry0: Diego Antonio Diolindo Sousa</text:p>
      <text:p text:style-name="P3">O Padrinho: Antonio Igor de Araújo Sousa</text:p>
      <text:p text:style-name="P3">Ghost: Messias Alves de Sousa</text:p>
      <text:p text:style-name="P3">P1MT: Matheus Barros Castro</text:p>
      <text:p text:style-name="P3"/>
      <text:h text:style-name="P4" text:outline-level="3"><text:bookmark text:name="message-username-1462196106871046277"/><text:bookmark text:name="chat-messages-1461185546331095123-1462196106871046277"/><text:span text:style-name="T1">Predo</text:span> — <text:span text:style-name="T2">17/01/2026, 18:25</text:span></text:h>
      <text:section text:style-name="Sect1" text:name="message-content-1462196106871046277">
        <text:list text:style-name="L1">
          <text:list-header>
            <text:p text:style-name="P5">O que eu fiz ontem: N/D. O que tem me impedido de progredir: N/D. O que pretendo fazer hoje: Criar o esqueleto do jogo(Colisões do jogo, Colisões dos personagens, hitboxes)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2196799321411607"/><text:bookmark text:name="chat-messages-1461185546331095123-1462196799321411607"/><text:span text:style-name="T3">HiroMind 2</text:span> — <text:span text:style-name="T2">17/01/2026, 18:28</text:span></text:h>
                </text:list-item>
              </text:list>
            </text:list-item>
          </text:list>
        </text:list-item>
      </text:list>
      <text:section text:style-name="Sect1" text:name="message-content-1462196799321411607">
        <text:list text:continue-numbering="true" text:style-name="L1">
          <text:list-header>
            <text:p text:style-name="P5">O que pretendo fazer hoje: Avançar na spritesheet do personagem ( messias )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2249030724882612"/><text:bookmark text:name="chat-messages-1461185546331095123-1462249030724882612"/><text:span text:style-name="T4">ry0</text:span> — <text:span text:style-name="T2">17/01/2026, 21:55</text:span></text:h>
                </text:list-item>
              </text:list>
            </text:list-item>
          </text:list>
        </text:list-item>
      </text:list>
      <text:section text:style-name="Sect1" text:name="message-content-1462249030724882612">
        <text:list text:continue-numbering="true" text:style-name="L1">
          <text:list-header>
            <text:p text:style-name="P5">Iniciei o processo criação da criação dos modelos visuais de personagem (messias)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2249273533006027"/><text:bookmark text:name="chat-messages-1461185546331095123-1462249273533006027"/><text:span text:style-name="T4">Ghost</text:span> — <text:span text:style-name="T2">17/01/2026, 21:56</text:span></text:h>
                </text:list-item>
              </text:list>
            </text:list-item>
          </text:list>
        </text:list-item>
      </text:list>
      <text:section text:style-name="Sect1" text:name="message-content-1462249273533006027">
        <text:list text:continue-numbering="true" text:style-name="L1">
          <text:list-header>
            <text:p text:style-name="P5">O que eu fiz ontem: N/D. O que tem me impedido de progredir: N/D. O que pretendo fazer hoje: Entender as mecânicas por trás da explosão da bomba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2259515570393262"/><text:bookmark text:name="chat-messages-1461185546331095123-1462259515570393262"/><text:span text:style-name="T4">P1MT</text:span> — <text:span text:style-name="T2">17/01/2026, 22:37</text:span></text:h>
                </text:list-item>
              </text:list>
            </text:list-item>
          </text:list>
        </text:list-item>
      </text:list>
      <text:section text:style-name="Sect1" text:name="message-content-1462259515570393262">
        <text:list text:continue-numbering="true" text:style-name="L1">
          <text:list-header>
            <text:p text:style-name="P5">O que eu fiz ontem: Estudei funcionalidades básicas do pygame e implementei um sistema de movimentação de player simples O que tem me impedido de progredir: N/D O que pretendo fazer hoje: criar placeholders de elementos e mecânicas do jogo na Godot Engine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2279938102136953"/><text:bookmark text:name="chat-messages-1461185546331095123-1462279938102136953"/><text:span text:style-name="T4">O Padrinho</text:span> — <text:span text:style-name="T2">17/01/2026, 23:58</text:span></text:h>
                </text:list-item>
              </text:list>
            </text:list-item>
          </text:list>
        </text:list-item>
      </text:list>
      <text:section text:style-name="Sect1" text:name="message-content-1462279938102136953">
        <text:list text:continue-numbering="true" text:style-name="L1">
          <text:list-header>
            <text:p text:style-name="P5">Ontem: N/D O que me impede de prosseguir: N/D O que eu pretendo fazer hj: estudar a estrutura da nossa principal referência e entender como algumas funcionalidades , para que possam ser implementadas no py game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2459548131655851"/><text:bookmark text:name="chat-messages-1461185546331095123-1462459548131655851"/><text:span text:style-name="T4">P1MT</text:span> — <text:span text:style-name="T2">18/01/2026, 11:52</text:span></text:h>
                </text:list-item>
              </text:list>
            </text:list-item>
          </text:list>
        </text:list-item>
      </text:list>
      <text:section text:style-name="Sect1" text:name="message-content-1462459548131655851">
        <text:list text:continue-numbering="true" text:style-name="L1">
          <text:list-header>
            <text:p text:style-name="P5">O que eu fiz ontem: Iniciei a criação de placeholders na engine O que tem me impedido de progredir: conflitos de tempo O que pretendo fazer hoje: implementar as mecânicas de movimento e de colocar bombas no mapa para dois players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2470932076560516"/><text:bookmark text:name="chat-messages-1461185546331095123-1462470932076560516"/><text:soft-page-break/><text:span text:style-name="T3">HiroMind 2</text:span> — <text:span text:style-name="T2">18/01/2026, 12:37</text:span></text:h>
                </text:list-item>
              </text:list>
            </text:list-item>
          </text:list>
        </text:list-item>
      </text:list>
      <text:section text:style-name="Sect1" text:name="message-content-1462470932076560516">
        <text:list text:continue-numbering="true" text:style-name="L1">
          <text:list-header>
            <text:p text:style-name="P5">O que eu fiz ontem: Comecei o spritesheet do personagem Messias O que tem me impedido de progredir: problemas com tempo O que pretendo fazer hoje: Continuar o progresso na spritesheet do personagem messias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2501727663161385"/><text:bookmark text:name="chat-messages-1461185546331095123-1462501727663161385"/><text:span text:style-name="T1">Predo</text:span> — <text:span text:style-name="T2">18/01/2026, 14:39</text:span></text:h>
                </text:list-item>
              </text:list>
            </text:list-item>
          </text:list>
        </text:list-item>
      </text:list>
      <text:section text:style-name="Sect1" text:name="message-content-1462501727663161385">
        <text:list text:continue-numbering="true" text:style-name="L1">
          <text:list-header>
            <text:p text:style-name="P7"><text:span text:style-name="T5">O que eu fiz ontem: Comecei a entender como funciona o Godot. O que tem me impedido: Pouco tempo por conta do trabalho O que pretendo fazer hoje: Continuar estudando o Godot.</text:span> 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2502541320519924"/><text:bookmark text:name="chat-messages-1461185546331095123-1462502541320519924"/><text:span text:style-name="T4">O Padrinho</text:span> — <text:span text:style-name="T2">18/01/2026, 14:42</text:span></text:h>
                </text:list-item>
              </text:list>
            </text:list-item>
          </text:list>
        </text:list-item>
      </text:list>
      <text:section text:style-name="Sect1" text:name="message-content-1462502541320519924">
        <text:list text:continue-numbering="true" text:style-name="L1">
          <text:list-header>
            <text:p text:style-name="P7"><text:span text:style-name="T5">O que eu fiz ontem: estudei as mecânicas da nossa principal referência através da ferramenta Mesen , pra entender como réplicar O que me impediu: o acesso ao código fonte direto e o nível de complexibilidade da ferramenta O que pretende fazer hj: instalar e estudar o Godot para entender como ele funciona</text:span> 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2597797898616955"/><text:bookmark text:name="chat-messages-1461185546331095123-1462597797898616955"/><text:span text:style-name="T4">Ghost</text:span> — <text:span text:style-name="T2">18/01/2026, 21:01</text:span></text:h>
                </text:list-item>
              </text:list>
            </text:list-item>
          </text:list>
        </text:list-item>
      </text:list>
      <text:section text:style-name="Sect1" text:name="message-content-1462597797898616955">
        <text:list text:continue-numbering="true" text:style-name="L1">
          <text:list-header>
            <text:p text:style-name="P5">O que eu fiz ontem: Comecei a entender como funciona o Godot. O que tem me impedido: Pouco tempo por conta do trabalho O que pretendo fazer hoje: Continuar estudando o Godot.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2617482362622204"/><text:bookmark text:name="chat-messages-1461185546331095123-1462617482362622204"/><text:span text:style-name="T4">ry0</text:span> — <text:span text:style-name="T2">18/01/2026, 22:19</text:span></text:h>
                </text:list-item>
              </text:list>
            </text:list-item>
          </text:list>
        </text:list-item>
      </text:list>
      <text:section text:style-name="Sect1" text:name="message-content-1462617482362622204">
        <text:list text:continue-numbering="true" text:style-name="L1">
          <text:list-header>
            <text:p text:style-name="P5">O que eu fiz ontem : Comecei a produzir o model sheet inicial do personagem messias O que me impediu : problemas com tempo O que pretendo fazer hoje : continuar com o projeto adaptando pra o conceito do jogo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2767484011810959"/><text:bookmark text:name="chat-messages-1461185546331095123-1462767484011810959"/><text:span text:style-name="T1">Predo</text:span> — <text:span text:style-name="T2">19/01/2026, 08:15</text:span></text:h>
                </text:list-item>
              </text:list>
            </text:list-item>
          </text:list>
        </text:list-item>
      </text:list>
      <text:section text:style-name="Sect1" text:name="message-content-1462767484011810959">
        <text:list text:continue-numbering="true" text:style-name="L1">
          <text:list-header>
            <text:p text:style-name="P5">O que eu fiz ontem : N/D por conta das atividades da minha igreja e do meu trabalho. O que me impediu : Atividades de fora do Instituto Federal. O que pretendo fazer hoje : Organizar um sistema de seed para geração de blocos aleatórios destrutiveis.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2768742894276639"/><text:bookmark text:name="chat-messages-1461185546331095123-1462768742894276639"/><text:span text:style-name="T4">Ghost</text:span> — <text:span text:style-name="T2">19/01/2026, 08:20</text:span></text:h>
                </text:list-item>
              </text:list>
            </text:list-item>
          </text:list>
        </text:list-item>
      </text:list>
      <text:section text:style-name="Sect1" text:name="message-content-1462768742894276639">
        <text:list text:continue-numbering="true" text:style-name="L1">
          <text:list-header>
            <text:p text:style-name="P5">O que eu fiz ontem : aprender sobre o godot engine O que me impediu : Atividades fora do instituto federal O que pretendo fazer hoje : Implementar a bomba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2770299530510416"/><text:bookmark text:name="chat-messages-1461185546331095123-1462770299530510416"/><text:span text:style-name="T4">O Padrinho</text:span> — <text:span text:style-name="T2">19/01/2026, 08:26</text:span></text:h>
                </text:list-item>
              </text:list>
            </text:list-item>
          </text:list>
        </text:list-item>
      </text:list>
      <text:section text:style-name="Sect1" text:name="message-content-1462770299530510416">
        <text:list text:continue-numbering="true" text:style-name="L1">
          <text:list-header>
            <text:p text:style-name="P5">O que eu fiz ontem: estudei a Godot , e pratique as suas funcionalidades O que me impediu: N/d O que pretendo fazer hoje: baixar a versão do jogo do git Hub, análisar e adicionar funcionalidades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2774315358355572"/><text:bookmark text:name="chat-messages-1461185546331095123-1462774315358355572"/><text:span text:style-name="T6">HiroMind</text:span> — <text:span text:style-name="T2">19/01/2026, 08:42</text:span></text:h>
                </text:list-item>
              </text:list>
            </text:list-item>
          </text:list>
        </text:list-item>
      </text:list>
      <text:section text:style-name="Sect1" text:name="message-content-1462774315358355572">
        <text:list text:continue-numbering="true" text:style-name="L1">
          <text:list-header>
            <text:p text:style-name="P5">O que eu fiz ontem: Continuei o spritesheet do personagem messias, finalizando suas animações básicas de movimentos e explosão O que tem me impedido de progredir: problemas com tempo O que pretendo fazer hoje: Continuar o progresso na spritesheet do personagem messias e iniciar o progresso do segundo personagem pedro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2907574658535514"/><text:bookmark text:name="chat-messages-1461185546331095123-1462907574658535514"/><text:soft-page-break/><text:span text:style-name="T4">P1MT</text:span> — <text:span text:style-name="T2">19/01/2026, 17:32</text:span></text:h>
                </text:list-item>
              </text:list>
            </text:list-item>
          </text:list>
        </text:list-item>
      </text:list>
      <text:section text:style-name="Sect1" text:name="message-content-1462907574658535514">
        <text:list text:continue-numbering="true" text:style-name="L1">
          <text:list-header>
            <text:p text:style-name="P5">O que eu fiz ontem: Implementei movimentação com animações e trigger para animação de morte dos jogadores, sistema de colocação de bombas no espaço do tilemap com quantidade máxima e tempo de pavio O que tem me impedido de progredir: Nada O que pretendo fazer hoje: Polir alguns elementos do jogo e auxiliar o resto do time de devs a sincronizar o espaço de trabalho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2959573592969318"/><text:bookmark text:name="chat-messages-1461185546331095123-1462959573592969318"/><text:span text:style-name="T4">Ghost</text:span> — <text:span text:style-name="T2">19/01/2026, 20:59</text:span></text:h>
                </text:list-item>
              </text:list>
            </text:list-item>
          </text:list>
        </text:list-item>
      </text:list>
      <text:section text:style-name="Sect1" text:name="message-content-1462959573592969318">
        <text:list text:continue-numbering="true" text:style-name="L1">
          <text:list-header>
            <text:p text:style-name="P7"><text:span text:style-name="T5">O que eu fiz ontem: modificações no mapa e ajudar na implementação das bombas O que tem me impedido de progredir: falta de familaridade com o godot engine O que pretendo fazer hoje: melhoria na movimentação dos players e implementação da explosao em cruz</text:span> 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3015553252986982"/><text:bookmark text:name="chat-messages-1461185546331095123-1463015553252986982"/><text:span text:style-name="T4">ry0</text:span> — <text:span text:style-name="T2">20/01/2026, 00:41</text:span></text:h>
                </text:list-item>
              </text:list>
            </text:list-item>
          </text:list>
        </text:list-item>
      </text:list>
      <text:section text:style-name="Sect1" text:name="message-content-1463015553252986982">
        <text:list text:continue-numbering="true" text:style-name="L1">
          <text:list-header>
            <text:p text:style-name="P5">O que eu fiz ontem : continuei com a criação dos modelos (Messias)adaptando ao conceito do jogo O que me impediu : problemas com tempo O que pretendo fazer hoje : continuar o andamento do que fiz ontem 19/01/2025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3141019381141545"/><text:bookmark text:name="chat-messages-1461185546331095123-1463141019381141545"/><text:span text:style-name="T1">Predo</text:span> — <text:span text:style-name="T2">20/01/2026, 09:00</text:span></text:h>
                </text:list-item>
              </text:list>
            </text:list-item>
          </text:list>
        </text:list-item>
      </text:list>
      <text:section text:style-name="Sect1" text:name="message-content-1463141019381141545">
        <text:list text:continue-numbering="true" text:style-name="L1">
          <text:list-header>
            <text:p text:style-name="P5">O que eu fiz ontem : N/D Porque estou focado em coisas pro Citech e outras matérias O que me impediu : Outros trabalhos de outros professores. O que pretendo fazer hoje : Se possível revisar o código todo pra entender o funcionamento do que foi feito até agora. 20/01/2026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3177925204512983"/><text:bookmark text:name="chat-messages-1461185546331095123-1463177925204512983"/><text:span text:style-name="T4">P1MT</text:span> — <text:span text:style-name="T2">20/01/2026, 11:26</text:span></text:h>
                </text:list-item>
              </text:list>
            </text:list-item>
          </text:list>
        </text:list-item>
      </text:list>
      <text:section text:style-name="Sect1" text:name="message-content-1463177925204512983">
        <text:list text:continue-numbering="true" text:style-name="L1">
          <text:list-header>
            <text:p text:style-name="P5">20/01/2026 O que eu fiz ontem: Auxiliei Igor e Messias com a indrodução à Godot e a sincronizar o projeto usando Git, e consertei o posicionamento das bombas O que tem me impedido de progredir: Nada O que pretendo fazer hoje: Recriar a movimentação para ficar mais próxima do Bomberman original e começar a criação da lógica de explosão das bombas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3197220705665249"/><text:bookmark text:name="chat-messages-1461185546331095123-1463197220705665249"/><text:span text:style-name="T6">HiroMind</text:span> — <text:span text:style-name="T2">20/01/2026, 12:43</text:span></text:h>
                </text:list-item>
              </text:list>
            </text:list-item>
          </text:list>
        </text:list-item>
      </text:list>
      <text:section text:style-name="Sect1" text:name="message-content-1463197220705665249">
        <text:list text:continue-numbering="true" text:style-name="L1">
          <text:list-header>
            <text:p text:style-name="P5">O que eu fiz ontem : um único frame do novo personagem Pedro, pois o restante eu passei organizando coisas para o citech O que me impediu : outros trabalhos da faculdade e falta de tempo devido a trabalhar manhã e tarde O que pretendo fazer hoje : Continuar o progresso dos sprites do personagem Pedro e possivelmente já fazer os sprites da bomba 20/01/2026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3210595175366855"/><text:bookmark text:name="chat-messages-1461185546331095123-1463210595175366855"/><text:span text:style-name="T4">O Padrinho</text:span> — <text:span text:style-name="T2">20/01/2026, 13:36</text:span></text:h>
                </text:list-item>
              </text:list>
            </text:list-item>
          </text:list>
        </text:list-item>
      </text:list>
      <text:section text:style-name="Sect1" text:name="message-content-1463210595175366855">
        <text:list text:continue-numbering="true" text:style-name="L1">
          <text:list-header>
            <text:p text:style-name="P5">O que eu fiz ontem: Eu configurei o github para e analisei a versão atual do jogo O que me impediu: Tive dificuldade em algumas funções do github e de configurar o git O que planejo fazer hj : auxiliar na criação das Sprites que faltam e estudar uma melhor forma de implementar no Godot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3362062389612565"/><text:bookmark text:name="chat-messages-1461185546331095123-1463362062389612565"/><text:span text:style-name="T4">ry0</text:span> — <text:span text:style-name="T2">20/01/2026, 23:38</text:span></text:h>
                </text:list-item>
              </text:list>
            </text:list-item>
          </text:list>
        </text:list-item>
      </text:list>
      <text:section text:style-name="Sect1" text:name="message-content-1463362062389612565">
        <text:list text:continue-numbering="true" text:style-name="L1">
          <text:list-header>
            <text:p text:style-name="P7"><text:span text:style-name="T5">O que eu fiz ontem : continuei com a criação dos modelos (Messias)adaptando ao conceito do jogo O que me impediu : trabalhos e provas de outras disciplinas em paralelo O que pretendo fazer hoje : N/D por conta do citech</text:span> 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3363207438798940"/><text:bookmark text:name="chat-messages-1461185546331095123-1463363207438798940"/><text:soft-page-break/><text:span text:style-name="T4">Ghost</text:span> — <text:span text:style-name="T2">20/01/2026, 23:42</text:span></text:h>
                </text:list-item>
              </text:list>
            </text:list-item>
          </text:list>
        </text:list-item>
      </text:list>
      <text:section text:style-name="Sect1" text:name="message-content-1463363207438798940">
        <text:list text:continue-numbering="true" text:style-name="L1">
          <text:list-header>
            <text:p text:style-name="P5">O que fiz ontem:nada O que me impediu: trabalhos de outras disciplinas O que pretende fazer Hoje: implementações de explosões em cruz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3663636089409667"/><text:bookmark text:name="chat-messages-1461185546331095123-1463663636089409667"/><text:span text:style-name="T4">O Padrinho</text:span> — <text:span text:style-name="T2">21/01/2026, 19:36</text:span></text:h>
                </text:list-item>
              </text:list>
            </text:list-item>
          </text:list>
        </text:list-item>
      </text:list>
      <text:section text:style-name="Sect1" text:name="message-content-1463663636089409667">
        <text:list text:continue-numbering="true" text:style-name="L1">
          <text:list-header>
            <text:p text:style-name="P5">O que eu fiz ontem: criei algumas Sprites do cenário e tentei implementar O que me impediu: não consegui implementar de uma forma satisfatória no mapa O que planejo fazer hj: trabalhar em algumas Sprites pros personagens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3675343872327690"/><text:bookmark text:name="chat-messages-1461185546331095123-1463675343872327690"/><text:span text:style-name="T4">Ghost</text:span> — <text:span text:style-name="T2">21/01/2026, 20:23</text:span></text:h>
                </text:list-item>
              </text:list>
            </text:list-item>
          </text:list>
        </text:list-item>
      </text:list>
      <text:section text:style-name="Sect1" text:name="message-content-1463675343872327690">
        <text:list text:continue-numbering="true" text:style-name="L1">
          <text:list-header>
            <text:p text:style-name="P5">O que fiz ontem:nada O que me impediu: trabalhos de outras disciplinas O que pretende fazer Hoje: implementações de explosões em cruz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3716303255634057"/><text:bookmark text:name="chat-messages-1461185546331095123-1463716303255634057"/><text:span text:style-name="T1">Predo</text:span> — <text:span text:style-name="T2">21/01/2026, 23:06</text:span></text:h>
                </text:list-item>
              </text:list>
            </text:list-item>
          </text:list>
        </text:list-item>
      </text:list>
      <text:section text:style-name="Sect1" text:name="message-content-1463716303255634057">
        <text:list text:continue-numbering="true" text:style-name="L1">
          <text:list-header>
            <text:p text:style-name="P8">@P1MT</text:p>
          </text:list-header>
        </text:list>
      </text:section>
      <text:section text:style-name="Sect1" text:name="message-content-1463716345421238478">
        <text:list text:continue-numbering="true" text:style-name="L1">
          <text:list-item>
            <text:p text:style-name="P7"><text:span text:style-name="T7">@ry0</text:span> <text:span text:style-name="T7">@HiroMind</text:span></text:p>
          </text:list-item>
        </text:list>
      </text:section>
      <text:section text:style-name="Sect1" text:name="message-content-1463716376152768605">
        <text:list text:continue-numbering="true" text:style-name="L1">
          <text:list-item>
            <text:p text:style-name="P7"><text:span text:style-name="T5">O que fiz ontem:Organização do quadro Kanban, Organização do Product Backlog, Organização do burndownchart O que me impediu: N/D O que pretende fazer Hoje: Continuar organizando as mesmas coisas de ontem.</text:span> </text:p>
          </text:list-item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3718154785128651"/><text:bookmark text:name="chat-messages-1461185546331095123-1463718154785128651"/><text:span text:style-name="T6">HiroMind</text:span> — <text:span text:style-name="T2">21/01/2026, 23:13</text:span></text:h>
                </text:list-item>
              </text:list>
            </text:list-item>
          </text:list>
        </text:list-item>
      </text:list>
      <text:section text:style-name="Sect1" text:name="message-content-1463718154785128651">
        <text:list text:continue-numbering="true" text:style-name="L1">
          <text:list-header>
            <text:p text:style-name="P5">O que fiz ontem: Criação dos sprites de bomba com as animações e envio das animações de pós explosão O que me impediu: trabalho de manhã e tarde e outros trabalhos da faculdade O que pretendo fazer Hoje: tentar começar a animar os sprites do manel no cenário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3734765487259849"/><text:bookmark text:name="chat-messages-1461185546331095123-1463734765487259849"/><text:span text:style-name="T4">ry0</text:span> — <text:span text:style-name="T2">22/01/2026, 00:19</text:span></text:h>
                </text:list-item>
              </text:list>
            </text:list-item>
          </text:list>
        </text:list-item>
      </text:list>
      <text:section text:style-name="Sect1" text:name="message-content-1463734765487259849">
        <text:list text:continue-numbering="true" text:style-name="L1">
          <text:list-header>
            <text:p text:style-name="P7"><text:span text:style-name="T5">O que eu fiz ontem: n/d O que me impediu: citech e provas de outras disciplinas O que pretendo fazer hoje : voltar a criação do visual do jogo 21/01/25</text:span> 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3785267839242404"/><text:bookmark text:name="chat-messages-1461185546331095123-1463785267839242404"/><text:span text:style-name="T4">P1MT</text:span> — <text:span text:style-name="T2">22/01/2026, 03:40</text:span></text:h>
                </text:list-item>
              </text:list>
            </text:list-item>
          </text:list>
        </text:list-item>
      </text:list>
      <text:section text:style-name="Sect1" text:name="message-content-1463785267839242404">
        <text:list text:continue-numbering="true" text:style-name="L1">
          <text:list-header>
            <text:p text:style-name="P5">O que eu fiz ontem: Reconstruí o sistema de movimentação e testei um sistema de input modular para 4 players ou mais O que tem me impedido: nada O que pretendo fazer hoje: trabalhar em outras mecânicas do jogo 21/01/2026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3867013305995294"/><text:bookmark text:name="chat-messages-1461185546331095123-1463867013305995294"/><text:span text:style-name="T4">Ghost</text:span> — <text:span text:style-name="T2">22/01/2026, 09:04</text:span></text:h>
                </text:list-item>
              </text:list>
            </text:list-item>
          </text:list>
        </text:list-item>
      </text:list>
      <text:section text:style-name="Sect1" text:name="message-content-1463867013305995294">
        <text:list text:continue-numbering="true" text:style-name="L1">
          <text:list-header>
            <text:p text:style-name="P5">O que fiz ontem:nada O que me impediu: trabalhos de outras disciplinas O que pretende fazer Hoje: Interface do menu inicial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3915407588069622"/><text:bookmark text:name="chat-messages-1461185546331095123-1463915407588069622"/><text:span text:style-name="T4">P1MT</text:span> — <text:span text:style-name="T2">22/01/2026, 12:17</text:span></text:h>
                </text:list-item>
              </text:list>
            </text:list-item>
          </text:list>
        </text:list-item>
      </text:list>
      <text:section text:style-name="Sect1" text:name="message-content-1463915407588069622">
        <text:list text:continue-numbering="true" text:style-name="L1">
          <text:list-header>
            <text:p text:style-name="P7"><text:span text:style-name="T5">O que eu fiz ontem: mecânica de explosão da bomba O que tem me impedido: evento do Citech O que pretendo fazer hoje: reação em cadeia da bomba, polir o spawn da explosão para aceitar as animações verticais e horizontais, e criar um placeholder do Manel</text:span> 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4077530842665034"/><text:bookmark text:name="chat-messages-1461185546331095123-1464077530842665034"/><text:span text:style-name="T4">O Padrinho</text:span> — <text:span text:style-name="T2">22/01/2026, 23:01</text:span></text:h>
                </text:list-item>
              </text:list>
            </text:list-item>
          </text:list>
        </text:list-item>
      </text:list>
      <text:section text:style-name="Sect1" text:name="message-content-1464077530842665034">
        <text:list text:continue-numbering="true" text:style-name="L1">
          <text:list-header>
            <text:p text:style-name="P5">O que eu fiz ontem: desenhei e implementei algumas Sprites do cenário O que me impediu: nada O que pretendo fazer hj : subir as Sprites pro git e testar elas no mapa oficial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4083427635499288"/><text:bookmark text:name="chat-messages-1461185546331095123-1464083427635499288"/><text:soft-page-break/><text:span text:style-name="T6">HiroMind</text:span> — <text:span text:style-name="T2">22/01/2026, 23:24</text:span></text:h>
                </text:list-item>
              </text:list>
            </text:list-item>
          </text:list>
        </text:list-item>
      </text:list>
      <text:section text:style-name="Sect1" text:name="message-content-1464083427635499288">
        <text:list text:continue-numbering="true" text:style-name="L1">
          <text:list-header>
            <text:p text:style-name="P5">O que fiz ontem: Criação dos sprites de bomba com as animações e envio das animações de pós explosão O que me impediu: trabalho de manhã e tarde e outros trabalhos da faculdade O que pretendo fazer Hoje: continuar o progresso das novas sprites do personagem Manel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4084031783047241"/><text:bookmark text:name="chat-messages-1461185546331095123-1464084031783047241"/><text:span text:style-name="T1">Predo</text:span> — <text:span text:style-name="T2">22/01/2026, 23:27</text:span></text:h>
                </text:list-item>
              </text:list>
            </text:list-item>
          </text:list>
        </text:list-item>
      </text:list>
      <text:section text:style-name="Sect1" text:name="message-content-1464084031783047241">
        <text:list text:continue-numbering="true" text:style-name="L1">
          <text:list-header>
            <text:p text:style-name="P5">O que eu fiz ontem: Organização de artefatos como burndown chart, quadro kanban etc O que tem me impedido: evento do Citech O que pretendo fazer hoje: Atualização do Burndown Chart, trello, contabilização de pontuação de acordo com PBS feitas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4084471878782986"/><text:bookmark text:name="chat-messages-1461185546331095123-1464084471878782986"/><text:span text:style-name="T4">Ghost</text:span> — <text:span text:style-name="T2">22/01/2026, 23:28</text:span></text:h>
                </text:list-item>
              </text:list>
            </text:list-item>
          </text:list>
        </text:list-item>
      </text:list>
      <text:section text:style-name="Sect1" text:name="message-content-1464084471878782986">
        <text:list text:continue-numbering="true" text:style-name="L1">
          <text:list-header>
            <text:p text:style-name="P5">O que eu fiz ontem: Começo do menu inicial O que tem me impedido: evento do Citech O que pretendo fazer hoje: Finalizar o menu inicial adicionando mecânica de escolher player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4097654421065759"/><text:bookmark text:name="chat-messages-1461185546331095123-1464097654421065759"/><text:span text:style-name="T4">ry0</text:span> — <text:span text:style-name="T2">23/01/2026, 00:21</text:span></text:h>
                </text:list-item>
              </text:list>
            </text:list-item>
          </text:list>
        </text:list-item>
      </text:list>
      <text:section text:style-name="Sect1" text:name="message-content-1464097654421065759">
        <text:list text:continue-numbering="true" text:style-name="L1">
          <text:list-header>
            <text:p text:style-name="P5">O que eu fiz ontem: n/d O que me impediu: citech e provas de outras disciplinas O que pretendo fazer hoje : voltar a criação do visual do jogo, e começar os sketches dos personagens definitivos 22/01/25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4381526102769664"/><text:bookmark text:name="chat-messages-1461185546331095123-1464381526102769664"/><text:span text:style-name="T1">Predo</text:span> — <text:span text:style-name="T2">23/01/2026, 19:09</text:span></text:h>
                </text:list-item>
              </text:list>
            </text:list-item>
          </text:list>
        </text:list-item>
      </text:list>
      <text:section text:style-name="Sect1" text:name="message-content-1464381526102769664">
        <text:list text:continue-numbering="true" text:style-name="L1">
          <text:list-header>
            <text:p text:style-name="P5">O que eu fiz ontem:N/D O que me impediu: Meu trabalho. O que pretendo fazer hoje: Atualização do Burndown Chart, trello, contabilização de pontuação de acordo com PBS feitas.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4426659729113170"/><text:bookmark text:name="chat-messages-1461185546331095123-1464426659729113170"/><text:span text:style-name="T4">O Padrinho</text:span> — <text:span text:style-name="T2">23/01/2026, 22:08</text:span></text:h>
                </text:list-item>
              </text:list>
            </text:list-item>
          </text:list>
        </text:list-item>
      </text:list>
      <text:section text:style-name="Sect1" text:name="message-content-1464426659729113170">
        <text:list text:continue-numbering="true" text:style-name="L1">
          <text:list-header>
            <text:p text:style-name="P5">O que eu fiz ontem: subi as Sprites pro git e fiz teste delas no mapa O que me impediu: o git não tá atualizando as Sprites automaticamente, mesmo os novos arquivos estando lá, a implementação na godo precisa ser parcialmente Manuel O que planejo fazer hj: pintar as Sprites do nosso protagonista e alguns cenários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4438399627956317"/><text:bookmark text:name="chat-messages-1461185546331095123-1464438399627956317"/><text:span text:style-name="T6">HiroMind</text:span> — <text:span text:style-name="T2">23/01/2026, 22:55</text:span></text:h>
                </text:list-item>
              </text:list>
            </text:list-item>
          </text:list>
        </text:list-item>
      </text:list>
      <text:section text:style-name="Sect1" text:name="message-content-1464438399627956317">
        <text:list text:continue-numbering="true" text:style-name="L1">
          <text:list-header>
            <text:p text:style-name="P5">O que fiz ontem: progredi com sprites do personagem manel O que me impediu: trabalho de manhã e tarde e outros trabalhos da faculdade O que pretendo fazer Hoje: continuar o progresso das sprites do personagem Pedro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4443815372001301"/><text:bookmark text:name="chat-messages-1461185546331095123-1464443815372001301"/><text:span text:style-name="T4">ry0</text:span> — <text:span text:style-name="T2">23/01/2026, 23:16</text:span></text:h>
                </text:list-item>
              </text:list>
            </text:list-item>
          </text:list>
        </text:list-item>
      </text:list>
      <text:section text:style-name="Sect1" text:name="message-content-1464443815372001301">
        <text:list text:continue-numbering="true" text:style-name="L1">
          <text:list-header>
            <text:p text:style-name="P5">O que eu fiz ontem: n/d O que me impediu: problemas com tempo e trabalho O que pretendo fazer hoje : apressar a criação do visual do jogo que está tecnicamente atrasado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4697769783726397"/><text:bookmark text:name="chat-messages-1461185546331095123-1464697769783726397"/><text:span text:style-name="T4">P1MT</text:span> — <text:span text:style-name="T2">24/01/2026, 16:06</text:span></text:h>
                </text:list-item>
              </text:list>
            </text:list-item>
          </text:list>
        </text:list-item>
      </text:list>
      <text:section text:style-name="Sect1" text:name="message-content-1464697769783726397">
        <text:list text:continue-numbering="true" text:style-name="L1">
          <text:list-header>
            <text:p text:style-name="P5">23/01/2026 O que eu fiz ontem: reação em cadeia da bomba, animação das explosões verticais e horizontais, placeholder das falas do Manel O que tem me impedido: nada O que pretendo fazer hoje: revisar erros de código e começar a criar as sprites do meu personagem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4698358059892939"/><text:bookmark text:name="chat-messages-1461185546331095123-1464698358059892939"/><text:soft-page-break/><text:span text:style-name="T1">Predo</text:span> — <text:span text:style-name="T2">24/01/2026, 16:08</text:span></text:h>
                </text:list-item>
              </text:list>
            </text:list-item>
          </text:list>
        </text:list-item>
      </text:list>
      <text:section text:style-name="Sect1" text:name="message-content-1464698358059892939">
        <text:list text:continue-numbering="true" text:style-name="L1">
          <text:list-header>
            <text:p text:style-name="P5">O que eu fiz ontem:Atualização do Burndown Chart, trello, contabilização de pontuação de acordo com PBS feitas. O que me impediu: Nada O que pretendo fazer hoje: Atualização do Burndown Chart, trello, contabilização de pontuação de acordo com PBS feitas.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4698442214277376"/><text:bookmark text:name="chat-messages-1461185546331095123-1464698442214277376"/><text:span text:style-name="T4">P1MT</text:span> — <text:span text:style-name="T2">24/01/2026, 16:08</text:span></text:h>
                </text:list-item>
              </text:list>
            </text:list-item>
          </text:list>
        </text:list-item>
      </text:list>
      <text:section text:style-name="Sect1" text:name="message-content-1464698442214277376">
        <text:list text:continue-numbering="true" text:style-name="L1">
          <text:list-header>
            <text:p text:style-name="P7"><text:span text:style-name="T5">24/01/2026 O que eu fiz ontem: iniciei a criação de sprites do meu personagem O que tem me impedido: problemas não relacionados com o projeto O que pretendo fazer hoje: Terminar as sprites e auxiliar o time de devs a solucionar problemas encontrados</text:span> 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4701661846048871"/><text:bookmark text:name="chat-messages-1461185546331095123-1464701661846048871"/><text:span text:style-name="T4">Ghost</text:span> — <text:span text:style-name="T2">24/01/2026, 16:21</text:span></text:h>
                </text:list-item>
              </text:list>
            </text:list-item>
          </text:list>
        </text:list-item>
      </text:list>
      <text:section text:style-name="Sect1" text:name="message-content-1464701661846048871">
        <text:list text:continue-numbering="true" text:style-name="L1">
          <text:list-header>
            <text:p text:style-name="P7"><text:span text:style-name="T5">O que eu fiz ontem: finalização do menu inicial O que tem me impedido: provas e outros trabalhos O que pretendo fazer hoje: comeca o menu de seleção de personagens</text:span> 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6" text:outline-level="3"><text:bookmark text:name="message-username-1464701837394313276"/><text:bookmark text:name="chat-messages-1461185546331095123-1464701837394313276"/><text:span text:style-name="T4">O Padrinho</text:span> — <text:span text:style-name="T2">24/01/2026, 16:22</text:span></text:h>
                </text:list-item>
              </text:list>
            </text:list-item>
          </text:list>
        </text:list-item>
      </text:list>
      <text:section text:style-name="Sect1" text:name="message-content-1464701837394313276">
        <text:list text:continue-numbering="true" text:style-name="L1">
          <text:list-header>
            <text:p text:style-name="P5">O que eu fiz ontem: trabalhei na pintura de Sprites O que me impediu: levou mais tempo do que eu imaginava e não consegui trabalhar nos cenário O que eu pretendo fazer hj , fazer e pintar a Sprite de mais um personagem e fazer o cenário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9" text:outline-level="3"><text:bookmark text:name="message-username-1464828800800919690"/><text:bookmark text:name="chat-messages-1461185546331095123-1464828800800919690"/><text:span text:style-name="T4">O Padrinho</text:span> — <text:span text:style-name="T2">2</text:span><text:span text:style-name="T8">5</text:span><text:span text:style-name="T2">/01/2026 ,às 00:46</text:span></text:h>
                </text:list-item>
              </text:list>
            </text:list-item>
          </text:list>
        </text:list-item>
      </text:list>
      <text:section text:style-name="Sect1" text:name="message-content-1464828800800919690">
        <text:list text:continue-numbering="true" text:style-name="L1">
          <text:list-header>
            <text:p text:style-name="P7"><text:span text:style-name="T5">O que eu fiz ontem: eu fiz as Sprites de um personagem, e um cenário O que me impediu: o cenário eu não consegui fazer todo, foi bastante demorado fazer a parte da frente, exigiu uma nova técnica de sprite O que eu pretendo fazer hj: terminar as Sprites do cenário que falta</text:span> 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9" text:outline-level="3"><text:bookmark text:name="message-username-1464829728761577552"/><text:bookmark text:name="chat-messages-1461185546331095123-1464829728761577552"/><text:span text:style-name="T6">HiroMind</text:span> — <text:span text:style-name="T2">2</text:span><text:span text:style-name="T8">5</text:span><text:span text:style-name="T2">/01/2026, às 00:50</text:span></text:h>
                </text:list-item>
              </text:list>
            </text:list-item>
          </text:list>
        </text:list-item>
      </text:list>
      <text:section text:style-name="Sect1" text:name="message-content-1464829728761577552">
        <text:list text:continue-numbering="true" text:style-name="L1">
          <text:list-header>
            <text:p text:style-name="P5">O que fiz ontem: progredi com sprites do personagem manel e personagem pedro O que me impediu: trabalho de manhã e tarde O que pretendo fazer Hoje: polir e lapidar os sprites restantes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9" text:outline-level="3"><text:span text:style-name="T4">Ry0</text:span> — <text:span text:style-name="T2">2</text:span><text:span text:style-name="T8">5</text:span><text:span text:style-name="T2">/01/2026, às 21:58</text:span></text:h>
                </text:list-item>
              </text:list>
            </text:list-item>
          </text:list>
        </text:list-item>
      </text:list>
      <text:section text:style-name="Sect1" text:name="message-content-1465148788896174110">
        <text:list text:continue-numbering="true" text:style-name="L1">
          <text:list-header>
            <text:p text:style-name="P5">O que eu fiz ontem : comecei a trabalhar a capa do jogo O que me impediu: n/d O que pretendo fazer hoje : finalizar a capa se possível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9" text:outline-level="3"><text:bookmark text:name="message-username-1465149942539751667"/><text:bookmark text:name="chat-messages-1461185546331095123-1465149942539751667"/><text:span text:style-name="T4">P1MT</text:span> — <text:span text:style-name="T2">2</text:span><text:span text:style-name="T8">5</text:span><text:span text:style-name="T2">/01/2026, às 22:02</text:span></text:h>
                </text:list-item>
              </text:list>
            </text:list-item>
          </text:list>
        </text:list-item>
      </text:list>
      <text:section text:style-name="Sect1" text:name="message-content-1465149942539751667">
        <text:list text:continue-numbering="true" text:style-name="L1">
          <text:list-header>
            <text:p text:style-name="P5">25/01/2026 O que eu fiz ontem: implementei as sprites dos novos personagens e cenário e começei a trabalhar na lógica das condições de vitória O que tem me impedido: nada O que pretendo fazer hoje: finalizar a lógica de vitória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9" text:outline-level="3"><text:bookmark text:name="message-username-1465150967417802776"/><text:bookmark text:name="chat-messages-1461185546331095123-1465150967417802776"/><text:span text:style-name="T1">Predo</text:span> — <text:span text:style-name="T2">2</text:span><text:span text:style-name="T8">5</text:span><text:span text:style-name="T2">/01/2026, às 22:06</text:span></text:h>
                </text:list-item>
              </text:list>
            </text:list-item>
          </text:list>
        </text:list-item>
      </text:list>
      <text:section text:style-name="Sect1" text:name="message-content-1465150967417802776">
        <text:list text:continue-numbering="true" text:style-name="L1">
          <text:list-header>
            <text:p text:style-name="P7"><text:span text:style-name="T5">O que eu fiz ontem: Atualização do Burndown Chart, trello, contabilização de pontuação de acordo com PBS feitas. O que tem me impedido: Nada O que pretendo fazer hoje: Atualização do Burndown Chart, trello, contabilização de pontuação de acordo com PBS feitas.</text:span> 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9" text:outline-level="3"><text:bookmark text:name="message-username-1465156099908042978"/><text:bookmark text:name="chat-messages-1461185546331095123-1465156099908042978"/><text:soft-page-break/><text:span text:style-name="T6">HiroMind</text:span> — <text:span text:style-name="T2">2</text:span><text:span text:style-name="T8">5</text:span><text:span text:style-name="T2">/01/2026, às 22:27</text:span></text:h>
                </text:list-item>
              </text:list>
            </text:list-item>
          </text:list>
        </text:list-item>
      </text:list>
      <text:section text:style-name="Sect1" text:name="message-content-1465156099908042978">
        <text:list text:continue-numbering="true" text:style-name="L1">
          <text:list-header>
            <text:p text:style-name="P5">O que fiz ontem: progredi com a maioria de todos os sprites dos personagens O que me impediu: trabalho de manhã e tarde O que pretendo fazer Hoje: polir e lapidar os sprites restantes</text:p>
          </text:list-header>
        </text:list>
      </text:section>
      <text:list text:continue-numbering="true" text:style-name="L1">
        <text:list-item>
          <text:list>
            <text:list-item>
              <text:list>
                <text:list-item>
                  <text:h text:style-name="P9" text:outline-level="3"><text:bookmark text:name="message-username-1465396349838299259"/><text:bookmark text:name="chat-messages-1461185546331095123-1465396349838299259"/><text:span text:style-name="T1">Predo</text:span> — <text:span text:style-name="T2">2</text:span><text:span text:style-name="T8">6</text:span><text:span text:style-name="T2">/01/2026 14:21</text:span></text:h>
                </text:list-item>
              </text:list>
            </text:list-item>
          </text:list>
        </text:list-item>
      </text:list>
      <text:section text:style-name="Sect1" text:name="message-content-1465396349838299259">
        <text:list text:continue-numbering="true" text:style-name="L1">
          <text:list-header>
            <text:p text:style-name="P5">O que eu fiz ontem: Atualização do Burndown Chart, trello, contabilização de pontuação de acordo com PBS feitas. O que tem me impedido: Nada O que pretendo fazer hoje: Atualização do Burndown Chart, trello, contabilização de pontuação de acordo com PBS feitas. Orgnaização de pautas para Sprint Review e Retrospective e documentação da sprint.</text:p>
          </text:list-header>
        </text:list>
      </text:section>
      <text:list text:style-name="L2">
        <text:list-item>
          <text:h text:style-name="P10" text:outline-level="3"><text:bookmark text:name="chat-messages-1461185546331095123-1465399359016403178"/><text:bookmark text:name="message-username-1465399359016403178"/><text:span text:style-name="T4">O Padrinho</text:span> — <text:span text:style-name="T2">2</text:span><text:span text:style-name="T8">6</text:span><text:span text:style-name="T2">/01/2026,</text:span> <text:span text:style-name="T2">14:33</text:span></text:h>
        </text:list-item>
      </text:list>
      <text:section text:style-name="Sect1" text:name="message-content-1465399359016403178">
        <text:list text:continue-numbering="true" text:style-name="L2">
          <text:list-header>
            <text:p text:style-name="P11">O que eu fiz ontem: terminei as Sprites do cenário O que me impediu: Nada O que eu pretendo fazer hj: polir o visual do jogo no que faltar</text:p>
          </text:list-header>
        </text:list>
      </text:section>
      <text:list text:continue-numbering="true" text:style-name="L2">
        <text:list-item>
          <text:h text:style-name="P10" text:outline-level="3"><text:bookmark text:name="chat-messages-1461185546331095123-1465425445720690982"/><text:bookmark text:name="message-username-1465425445720690982"/><text:span text:style-name="T4">P1MT</text:span> — <text:span text:style-name="T2">2</text:span><text:span text:style-name="T8">6</text:span><text:span text:style-name="T2">/01/2026, </text:span><text:span text:style-name="T2">16:17</text:span></text:h>
        </text:list-item>
      </text:list>
      <text:section text:style-name="Sect1" text:name="message-content-1465425445720690982">
        <text:list text:continue-numbering="true" text:style-name="L2">
          <text:list-header>
            <text:p text:style-name="P11">O que eu fiz ontem: Finalizei as condições de vitória e empate O que tem me impedido: Problemas não relacionados com o projeto e atrapalharam a organização do meu tempo O que pretendo fazer hoje: Juntar os módulos de Menu e seleção de personagem com o resto do projeto</text:p>
          </text:list-header>
        </text:list>
      </text:section>
      <text:list text:continue-numbering="true" text:style-name="L2">
        <text:list-item>
          <text:h text:style-name="P10" text:outline-level="3"><text:bookmark text:name="chat-messages-1461185546331095123-1465485501485023406"/><text:bookmark text:name="message-username-1465485501485023406"/><text:span text:style-name="T4">Ghost</text:span> — <text:span text:style-name="T2">2</text:span><text:span text:style-name="T8">6</text:span><text:span text:style-name="T2">/01/2026</text:span> ,<text:span text:style-name="T2">20:16</text:span></text:h>
        </text:list-item>
      </text:list>
      <text:section text:style-name="Sect1" text:name="message-content-1465485501485023406">
        <text:list text:continue-numbering="true" text:style-name="L2">
          <text:list-header>
            <text:p text:style-name="P11">O que eu fiz ontem: finalização do Menu de seleção de personagens e ajuste no menu inicial O que tem me impedido: trabalhos de outras disciplinas O que pretendo fazer hoje: procurar falhas ou problema no código e ajudar outros membros</text:p>
          </text:list-header>
        </text:list>
      </text:section>
      <text:list text:continue-numbering="true" text:style-name="L2">
        <text:list-item>
          <text:h text:style-name="P10" text:outline-level="3"><text:bookmark text:name="chat-messages-1461185546331095123-1465489323305603196"/><text:bookmark text:name="message-username-1465489323305603196"/><text:span text:style-name="T6">HiroMind</text:span> — <text:span text:style-name="T2">2</text:span><text:span text:style-name="T8">6</text:span><text:span text:style-name="T2">/01/2026</text:span>, <text:span text:style-name="T2">20:31</text:span></text:h>
        </text:list-item>
      </text:list>
      <text:section text:style-name="Sect1" text:name="message-content-1465489323305603196">
        <text:list text:continue-numbering="true" text:style-name="L2">
          <text:list-header>
            <text:p text:style-name="P11">O que fiz ontem: melhorei a maioria dos sprites adicionando mais frames de animação e melhorando o aspecto visual O que me impediu: trabalho de manhã e tarde O que pretendo fazer Hoje: continuei a polir e lapidar os sprites restantes</text:p>
          </text:list-header>
        </text:list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6-01-26T20:38:14.169875780</dc:date>
    <meta:editing-duration>PT23M33S</meta:editing-duration>
    <meta:editing-cycles>2</meta:editing-cycles>
    <meta:document-statistic meta:table-count="0" meta:image-count="0" meta:object-count="0" meta:page-count="7" meta:paragraph-count="125" meta:word-count="2559" meta:character-count="14632" meta:non-whitespace-character-count="12188"/>
  </office:meta>
</office:document-meta>
</file>